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Johdanto</text:h>
      <text:p text:style-name="Standard">-</text:p>
      <text:p text:style-name="Standard"/>
      <text:h text:style-name="Heading_20_1" text:outline-level="1">2. Yleiskuva järjestelmästä</text:h>
      <text:p text:style-name="Standard">-</text:p>
      <text:p text:style-name="Standard"/>
      <text:h text:style-name="Heading_20_1" text:outline-level="1">3. Järjestelmän tietosisältö</text:h>
      <text:p text:style-name="Standard">-</text:p>
      <text:p text:style-name="Standard"/>
      <text:h text:style-name="Heading_20_1" text:outline-level="1">4. Relaatiotietokantakaavio</text:h>
      <text:p text:style-name="Standard">-</text:p>
      <text:p text:style-name="Standard"/>
      <text:h text:style-name="Heading_20_1" text:outline-level="1">5. Järjestelmän yleisrakenne</text:h>
      <text:p text:style-name="Standard">-</text:p>
      <text:p text:style-name="Standard"/>
      <text:h text:style-name="Heading_20_1" text:outline-level="1">6. Käyttöliittymä ja järjestelmän komponentit</text:h>
      <text:p text:style-name="Standard">-</text:p>
      <text:p text:style-name="Standard"/>
      <text:h text:style-name="Heading_20_1" text:outline-level="1">7. Asennustiedot</text:h>
      <text:p text:style-name="Standard">-</text:p>
      <text:p text:style-name="Standard"/>
      <text:h text:style-name="Heading_20_1" text:outline-level="1">8. Käynnistys- ja käyttöohje</text:h>
      <text:p text:style-name="Standard">Harjoitustyö on asennettu osoitteessa <text:a xlink:type="simple" xlink:href="https://quiet-wildwood-20674.herokuapp.com/">https://quiet-wildwood-20674.herokuapp.com/</text:a> .</text:p>
      <text:p text:style-name="Standard"/>
      <text:p text:style-name="Standard">Sovelluksessa on valmiina kaksi käyttäjää, user (salasana user), jolla on peruskäyttäjän oikeudet, ja foo (salasana bar), jolla on admin-oikeudet. Sovellukseen voi myös luoda oman käyttäjän signup-sivulla.</text:p>
      <text:p text:style-name="Standard"/>
      <text:h text:style-name="Heading_20_1" text:outline-level="1">9. Testaus, tunnetut bugit ja puutteet &amp; jatkokehitysideat</text:h>
      <text:p text:style-name="Standard">-</text:p>
      <text:p text:style-name="Standard"/>
      <text:h text:style-name="Heading_20_1" text:outline-level="1">10. Omat kokemukset</text:h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1:48:50.58</meta:creation-date>
    <meta:generator>OpenOffice.org/3.4.1$Win32 OpenOffice.org_project/341m1$Build-9593</meta:generator>
    <dc:date>2016-12-18T12:07:18.83</dc:date>
    <meta:editing-duration>PT18M30S</meta:editing-duration>
    <meta:editing-cycles>6</meta:editing-cycles>
    <meta:document-statistic meta:table-count="0" meta:image-count="0" meta:object-count="0" meta:page-count="1" meta:paragraph-count="21" meta:word-count="75" meta:character-count="584"/>
  </office:meta>
</office:document-meta>
</file>